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8.899cm" style:rel-column-width="36444*"/>
    </style:style>
    <style:style style:name="Table1.B" style:family="table-column">
      <style:table-column-properties style:column-width="7.103cm" style:rel-column-width="29091*"/>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size="16pt" fo:font-weight="bold" style:font-size-asian="16pt" style:font-weight-asian="bold" style:font-size-complex="16pt" style:font-weight-complex="bold"/>
    </style:style>
    <style:style style:name="P3"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style:text-properties fo:font-size="16pt" fo:language="ro" fo:country="RO" fo:font-weight="bold" style:font-size-asian="16pt" style:language-asian="zxx" style:country-asian="none" style:font-weight-asian="bold" style:font-size-complex="16pt" style:language-complex="zxx" style:country-complex="none" style:font-weight-complex="bold"/>
    </style:style>
    <style:style style:name="P5" style:family="paragraph" style:parent-style-name="Standard">
      <style:paragraph-properties fo:line-height="150%"/>
      <style:text-properties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paragraph-properties fo:line-height="150%"/>
      <style:text-properties fo:font-size="14pt" fo:font-weight="bold" style:font-size-asian="14pt" style:font-weight-asian="bold" style:font-size-complex="14pt" style:font-weight-complex="bold"/>
    </style:style>
    <style:style style:name="P7" style:family="paragraph" style:parent-style-name="Standard">
      <style:paragraph-properties fo:line-height="150%"/>
      <style:text-properties fo:font-size="12pt" fo:language="ro" fo:country="RO"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line-height="150%"/>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line-height="150%" fo:text-align="center"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center" style:justify-single-word="false"/>
      <style:text-properties fo:font-size="12pt" fo:language="ro" fo:country="RO"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line-height="150%"/>
    </style:style>
    <style:style style:name="P12" style:family="paragraph" style:parent-style-name="Standard">
      <style:paragraph-properties fo:line-height="150%"/>
      <style:text-properties fo:language="ro" fo:country="RO"/>
    </style:style>
    <style:style style:name="P13" style:family="paragraph" style:parent-style-name="Standard">
      <style:paragraph-properties fo:line-height="150%"/>
      <style:text-properties fo:language="ro" fo:country="RO" fo:font-style="normal" style:font-style-asian="normal" style:font-style-complex="normal"/>
    </style:style>
    <style:style style:name="P14" style:family="paragraph" style:parent-style-name="Standard">
      <style:paragraph-properties fo:line-height="150%" fo:text-align="center" style:justify-single-word="false"/>
      <style:text-properties fo:language="ro" fo:country="RO" fo:font-style="normal" style:font-style-asian="normal" style:font-style-complex="normal"/>
    </style:style>
    <style:style style:name="P15" style:family="paragraph" style:parent-style-name="Standard">
      <style:paragraph-properties fo:line-height="150%" fo:text-align="start" style:justify-single-word="false"/>
      <style:text-properties fo:language="ro" fo:country="RO" fo:font-style="normal" style:font-style-asian="normal" style:font-style-complex="normal"/>
    </style:style>
    <style:style style:name="P16" style:family="paragraph" style:parent-style-name="Standard">
      <style:paragraph-properties fo:line-height="150%"/>
      <style:text-properties fo:language="zxx" fo:country="none"/>
    </style:style>
    <style:style style:name="P17" style:family="paragraph" style:parent-style-name="Table_20_Contents">
      <style:text-properties fo:font-size="12pt" fo:language="ro" fo:country="RO" style:font-size-asian="12pt" style:font-size-complex="12pt"/>
    </style:style>
    <style:style style:name="P18" style:family="paragraph" style:parent-style-name="Standard" style:master-page-name="Standard">
      <style:paragraph-properties fo:line-height="150%" style:page-number="15"/>
      <style:text-properties fo:font-size="14pt" fo:font-weight="bold" style:font-size-asian="14pt" style:font-weight-asian="bold" style:font-size-complex="14pt" style:font-weight-complex="bold"/>
    </style:style>
    <style:style style:name="T1" style:family="text">
      <style:text-properties fo:language="ro" fo:country="RO"/>
    </style:style>
    <style:style style:name="T2" style:family="text">
      <style:text-properties fo:font-size="14pt" style:font-size-asian="14pt" style:font-size-complex="14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fo:language="ro" fo:country="RO" fo:font-weight="normal" style:font-size-asian="12pt" style:font-weight-asian="normal" style:font-size-complex="12pt" style:font-weight-complex="normal"/>
    </style:style>
    <style:style style:name="T6" style:family="text">
      <style:text-properties fo:font-size="12pt" fo:language="ro" fo:country="RO"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language="ro" fo:country="RO" fo:font-style="normal" style:font-size-asian="12pt" style:font-style-asian="normal" style:font-size-complex="12pt" style:font-style-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language="zxx" fo:country="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3.2. SQL Server</text:p>
      <text:p text:style-name="P6"><text:tab/></text:p>
      <text:p text:style-name="P4"><text:span text:style-name="T2"><text:tab/></text:span><text:span text:style-name="T3">SQL (Structured Query Language) este un limbaj structura pentru interogarea bazelor de date relaționale. Modul de folosirea în aplicațiile de tip client/server presupune că aplicația client este cea care generează instrucțiunile SQL.</text:span></text:p>
      <text:p text:style-name="P7"><text:tab/>A fost lansat inițial de IBM, după care a fost standardizat pentru prima dată de ANSI, iar apoi ISO.</text:p>
      <text:p text:style-name="P7"><text:tab/>SQL operează asupra datelor normalizate, fiind un limbaj neprocedural. Conceptele necesare pentru lucrul cu acest limbaj sunt următoarele: tabelă, cheie primară, coloană, rând, index, bază de date relațională etc.</text:p>
      <text:p text:style-name="P4"><text:span text:style-name="T3"><text:tab/></text:span><text:span text:style-name="T4">Tabela</text:span><text:span text:style-name="T3"> sau </text:span><text:span text:style-name="T4">relația</text:span><text:span text:style-name="T3"> este un ansamblu format din n coloane și m rânduri (numite și tupluri/linii) care respectă următoarele condiții minime: valorile aflate la intersecția rândului cu coloane trebuie să fie de nivel elementar, liniile să nu se repete, iar descrierile coloanelor să nu fie repetitive.</text:span></text:p>
      <text:p text:style-name="P2"><text:span text:style-name="T2"><text:tab/></text:span><text:span text:style-name="T6">Coloana </text:span><text:span text:style-name="T7">tabelei este formată din valorile pe care le ia atributul respectiv în liniile tabelei.</text:span></text:p>
      <text:p text:style-name="P2"><text:span text:style-name="T7"><text:tab/></text:span><text:span text:style-name="T6">Rândul/tuplul</text:span><text:span text:style-name="T7"> este format din valorile coloanelor ce se referă la o entitate a tabelei respective. </text:span></text:p>
      <text:p text:style-name="P2"><text:span text:style-name="T7"><text:tab/>Accesul la date se face folosind indexarea, deoarece este rapidă. Un </text:span><text:span text:style-name="T6">index</text:span><text:span text:style-name="T7"> poate fi reprezentat de o cheie pe una sau mai multe coloane. Această indexare se face automat, deoarece se pot adăuga sau șterge entități oricând, fără ca datele memorate să fie afectate.</text:span></text:p>
      <text:p text:style-name="P2"><text:span text:style-name="T7"><text:tab/></text:span><text:span text:style-name="T6">Cheia primară</text:span><text:span text:style-name="T7"> este un atribut care nu permite valori duplicate, el este unic pe coloană, deci fiecare linie se identifică în mod unic.</text:span></text:p>
      <text:p text:style-name="P5"><text:span text:style-name="T5"><text:tab/>Baza de date relațională </text:span><text:span text:style-name="T7">este un ansamblu de tabele normalizate, grupate în jurul unui subiect, în principiu, bine definit. Într-o bază dete relațională, entitățile și legăturile sunt transpuse în tabele.</text:span></text:p>
      <text:p text:style-name="P8"><text:tab/>SQL Server este un sistem de gestionare a bazelor de date relaționale produs de către Microsoft. Principalele limbaje de interogare sunt MS-SQL și T-SQL. Este cel mai răspândit limbaj pentru bazele de date.</text:p>
      <text:p text:style-name="P2"><text:span text:style-name="T7"><text:tab/>T-SQL (Transact- SQL) este o implementare a standardului SQL-92(standard ISO </text:span><text:soft-page-break/><text:span text:style-name="T7">pentru SQL), dar mai facilitează și unele extensii.</text:span></text:p>
      <text:p text:style-name="P9">Principalele tipuri de dată din SQL Server sunt:</text:p>
      <text:p text:style-name="P9"/>
      <table:table table:name="Table1" table:style-name="Table1">
        <table:table-column table:style-name="Table1.A"/>
        <table:table-column table:style-name="Table1.B"/>
        <table:table-row>
          <table:table-cell table:style-name="Table1.A1" office:value-type="string">
            <text:p text:style-name="P17">Tip de dată</text:p>
          </table:table-cell>
          <table:table-cell table:style-name="Table1.B1" office:value-type="string">
            <text:p text:style-name="P17">Capacitate</text:p>
          </table:table-cell>
        </table:table-row>
        <table:table-row>
          <table:table-cell table:style-name="Table1.A2" office:value-type="string">
            <text:p text:style-name="P17">bigint</text:p>
          </table:table-cell>
          <table:table-cell table:style-name="Table1.B2" office:value-type="string">
            <text:p text:style-name="P17">8 octeți</text:p>
          </table:table-cell>
        </table:table-row>
        <table:table-row>
          <table:table-cell table:style-name="Table1.A2" office:value-type="string">
            <text:p text:style-name="P17">int</text:p>
          </table:table-cell>
          <table:table-cell table:style-name="Table1.B2" office:value-type="string">
            <text:p text:style-name="P17">4 octeți</text:p>
          </table:table-cell>
        </table:table-row>
        <table:table-row>
          <table:table-cell table:style-name="Table1.A2" office:value-type="string">
            <text:p text:style-name="P17">smallint</text:p>
          </table:table-cell>
          <table:table-cell table:style-name="Table1.B2" office:value-type="string">
            <text:p text:style-name="P17">2 octeți</text:p>
          </table:table-cell>
        </table:table-row>
        <table:table-row>
          <table:table-cell table:style-name="Table1.A2" office:value-type="string">
            <text:p text:style-name="P17">tinyint</text:p>
          </table:table-cell>
          <table:table-cell table:style-name="Table1.B2" office:value-type="string">
            <text:p text:style-name="P17">1 octet</text:p>
          </table:table-cell>
        </table:table-row>
        <table:table-row>
          <table:table-cell table:style-name="Table1.A2" office:value-type="string">
            <text:p text:style-name="P17">decimal, cu precizie între 1-38 zecimale</text:p>
          </table:table-cell>
          <table:table-cell table:style-name="Table1.B2" office:value-type="string">
            <text:p text:style-name="P17">5 - 17 octeți</text:p>
          </table:table-cell>
        </table:table-row>
        <table:table-row>
          <table:table-cell table:style-name="Table1.A2" office:value-type="string">
            <text:p text:style-name="P17">bit</text:p>
          </table:table-cell>
          <table:table-cell table:style-name="Table1.B2" office:value-type="string">
            <text:p text:style-name="P17">1 octet</text:p>
          </table:table-cell>
        </table:table-row>
        <table:table-row>
          <table:table-cell table:style-name="Table1.A2" office:value-type="string">
            <text:p text:style-name="P17">date</text:p>
          </table:table-cell>
          <table:table-cell table:style-name="Table1.B2" office:value-type="string">
            <text:p text:style-name="P17">3 octeți</text:p>
          </table:table-cell>
        </table:table-row>
        <table:table-row>
          <table:table-cell table:style-name="Table1.A2" office:value-type="string">
            <text:p text:style-name="P17">datetime</text:p>
          </table:table-cell>
          <table:table-cell table:style-name="Table1.B2" office:value-type="string">
            <text:p text:style-name="P17">8 octeți</text:p>
          </table:table-cell>
        </table:table-row>
        <table:table-row>
          <table:table-cell table:style-name="Table1.A2" office:value-type="string">
            <text:p text:style-name="P17">varchar(lungime)</text:p>
          </table:table-cell>
          <table:table-cell table:style-name="Table1.B2" office:value-type="string">
            <text:p text:style-name="P17">max 2^31-1 octeți</text:p>
          </table:table-cell>
        </table:table-row>
        <table:table-row>
          <table:table-cell table:style-name="Table1.A2" office:value-type="string">
            <text:p text:style-name="P17">varbinary</text:p>
          </table:table-cell>
          <table:table-cell table:style-name="Table1.B2" office:value-type="string">
            <text:p text:style-name="P17">max 2^31-1 octeți</text:p>
          </table:table-cell>
        </table:table-row>
        <table:table-row>
          <table:table-cell table:style-name="Table1.A2" office:value-type="string">
            <text:p text:style-name="P17">image</text:p>
          </table:table-cell>
          <table:table-cell table:style-name="Table1.B2" office:value-type="string">
            <text:p text:style-name="P17">max 2^31-1 octeți</text:p>
          </table:table-cell>
        </table:table-row>
      </table:table>
      <text:p text:style-name="P3"><text:span text:style-name="T8">Tabelul 3.1.</text:span><text:span text:style-name="T6"> Principalele tipuri de dată în SQL Server</text:span></text:p>
      <text:p text:style-name="P10"/>
      <text:p text:style-name="P8"><text:tab/>Pentru a crea o bază de date în SQL Server trebuie într-un query nou să scriem următoarea secvență de cod:</text:p>
      <text:p text:style-name="P8"/>
      <text:p text:style-name="P8"><text:tab/>CREATE DATABASE &lt;numele bazei de date&gt;</text:p>
      <text:p text:style-name="P8"/>
      <text:p text:style-name="P8"><text:tab/>Această secvență provoacă apariția unei baze de date noi.</text:p>
      <text:p text:style-name="P8"><text:tab/>Pentru a adăuga o nouă tabelă utilizăm următoarea secventă de cod:</text:p>
      <text:p text:style-name="P8"/>
      <text:p text:style-name="P8"><text:tab/>CREATE TABLE &lt;numele tabelei&gt;</text:p>
      <text:p text:style-name="P8"><text:tab/>(</text:p>
      <text:p text:style-name="P8"><text:tab/><text:tab/>nume_coloană1 tip_de_dată,</text:p>
      <text:p text:style-name="P8"><text:tab/><text:tab/>nume_coloană2 tip_de_dată,</text:p>
      <text:p text:style-name="P8"><text:tab/><text:tab/>nume_coloană3 tip_de_dată,</text:p>
      <text:p text:style-name="P8"><text:tab/><text:tab/>.......</text:p>
      <text:p text:style-name="P8"><text:tab/>)</text:p>
      <text:p text:style-name="P2"><text:soft-page-break/><text:span text:style-name="T7"><text:tab/>Unde </text:span><text:span text:style-name="T6">tip_de_dată</text:span><text:span text:style-name="T7"> este un tip de dată din </text:span><text:span text:style-name="T8">Tabelul 3.1</text:span><text:span text:style-name="T7">, iar </text:span><text:span text:style-name="T6">nume_coloană</text:span><text:span text:style-name="T7"> este numele atributului.</text:span></text:p>
      <text:p text:style-name="P8"><text:tab/>Adăugarea unui index se face folosind comanda CREATE INDEX:</text:p>
      <text:p text:style-name="P8"/>
      <text:p text:style-name="P8"><text:tab/>CREATE UNIQUE INDEX nume_index ON nume_tabelă (nume_coloană)</text:p>
      <text:p text:style-name="P8"/>
      <text:p text:style-name="P8"><text:tab/>Este de preferat să adăugăm și proprietatea de unicitate a indexului deoarece el trebuie să existe o singură dată într-o tabelă pentru se evita eventualele anomalii care pot sa apară. Acest index va perminte căutarea rapidă a datelor fără a fi nevoie să citim toate datele din tabelă.</text:p>
      <text:p text:style-name="P8"><text:tab/>Tabela mai are nevoie și de o cheie primară, este foarte importantă pentru indentificarea unei entități într-o tabelă cu multe date. Adăugare cheii primare trebuie menționată în comanda de creare a tabelei. Astfel comanda pentru crearea unei tabele ce conține și o cheie primară devine:</text:p>
      <text:p text:style-name="P8"/>
      <text:p text:style-name="P8"><text:tab/>CREATE TABLE &lt;numele tabelei&gt;</text:p>
      <text:p text:style-name="P8"><text:tab/>(</text:p>
      <text:p text:style-name="P8"><text:tab/><text:tab/>coloană_primară INT PRIMARY KEY IDENTITY</text:p>
      <text:p text:style-name="P8"><text:tab/><text:tab/>nume_coloană2 tip_de_dată,</text:p>
      <text:p text:style-name="P8"><text:tab/><text:tab/>nume_coloană3 tip_de_dată,</text:p>
      <text:p text:style-name="P8"><text:tab/><text:tab/>.......</text:p>
      <text:p text:style-name="P8"><text:tab/>)</text:p>
      <text:p text:style-name="P8"/>
      <text:p text:style-name="P2"><text:span text:style-name="T7"><text:tab/>O cheie primară trebuie să fie de tip întreg și trebuie setată ca fiind auto-incrementabilă prin adăugarea declarației IDENTITY (aceasta asigură și unicitatea cheii), iar adăugarea de </text:span><text:span text:style-name="T6">PRIMARY KEY</text:span><text:span text:style-name="T7"> specifică faptul că acest atribut este cheie primară.</text:span></text:p>
      <text:p text:style-name="P2"><text:span text:style-name="T7"><text:tab/>Mai trebuie menționat și faptul că pentru a efectua operații de cuplare între tabele trebuie să creăm și un atribut numit </text:span><text:span text:style-name="T6">FOREIGN KEY, </text:span><text:span text:style-name="T7">cheie străină. Aceast se realizează tot în declarația de creare a tabelei.</text:span></text:p>
      <text:p text:style-name="P8"/>
      <text:p text:style-name="P8"/>
      <text:p text:style-name="P8"><text:soft-page-break/><text:tab/>CREATE TABLE &lt;numele tabelei&gt;</text:p>
      <text:p text:style-name="P8"><text:tab/>(</text:p>
      <text:p text:style-name="P8"><text:tab/><text:tab/>coloană_primară INT PRIMARY KEY IDENTITY,</text:p>
      <text:p text:style-name="P8"><text:tab/><text:tab/>nume_coloană2 tip_de_dată,</text:p>
      <text:p text:style-name="P8"><text:tab/><text:tab/>nume_coloană3 tip_de_dată,</text:p>
      <text:p text:style-name="P8"><text:tab/><text:tab/>cheie_străină INT FOREIGN KEY REFERENCES tabelă(cheie_primară)</text:p>
      <text:p text:style-name="P8"><text:tab/><text:tab/>.......</text:p>
      <text:p text:style-name="P8"><text:tab/>)</text:p>
      <text:p text:style-name="P8"/>
      <text:p text:style-name="P8"><text:tab/>Cheia străină este specificată printr-o referință către cheia primară a altei tabele. Această dependență impune ca orice valoare a atributului care este cheie străină, să existe în tabela cu care se află în relație ca și cheie primară.</text:p>
      <text:p text:style-name="P2"><text:span text:style-name="T7"><text:tab/>Vom exemplifica crearea unei baze de date </text:span><text:span text:style-name="T6">Gestiune</text:span><text:span text:style-name="T7"> și a unei tabele </text:span><text:span text:style-name="T6">Produse </text:span><text:span text:style-name="T7">ce are ca cheie primară un atribut numit </text:span><text:span text:style-name="T6">ID</text:span><text:span text:style-name="T7">.</text:span></text:p>
      <text:p text:style-name="P8"/>
      <text:p text:style-name="P11"><text:span text:style-name="T1"><text:tab/></text:span><text:span text:style-name="T11">CREATE</text:span><text:span text:style-name="T11"> </text:span><text:span text:style-name="T11">DATABASE</text:span><text:span text:style-name="T11"> Gestiune</text:span></text:p>
      <text:p text:style-name="P11"/>
      <text:p text:style-name="P11"><text:span text:style-name="T1"><text:tab/></text:span>CREATE TABLE PRODUS</text:p>
      <text:p text:style-name="P11"><text:span text:style-name="T1"><text:tab/></text:span>(<text:span text:style-name="T1"><text:tab/></text:span>ID INT PRIMARY KEY<text:span text:style-name="T1"> IDENTITY</text:span>,</text:p>
      <text:p text:style-name="P11"><text:span text:style-name="T1"><text:tab/></text:span>NUME_PRODUS VARCHAR<text:span text:style-name="T1">(50)</text:span>,</text:p>
      <text:p text:style-name="P11"><text:span text:style-name="T1"><text:tab/></text:span>PRET_PRODUS DECIMAL <text:span text:style-name="T1"><text:tab/></text:span>)</text:p>
      <text:p text:style-name="P11"/>
      <text:p text:style-name="P12"><text:tab/>Continuăm exemplul prin adăugarea unei noi tabele STOC care va conține și un atribut <text:s/>de tip numeric ce va fi cheie străină cu referință către produs pentru a putea reține cantitatea din fiecare produs.</text:p>
      <text:p text:style-name="P12"/>
      <text:p text:style-name="P11"><text:span text:style-name="T1"><text:tab/></text:span><text:span text:style-name="T11">CREATE TABLE STOC</text:span><text:span text:style-name="T1"><text:tab/></text:span><text:span text:style-name="T11">(</text:span></text:p>
      <text:p text:style-name="P11"><text:span text:style-name="T1"><text:tab/></text:span><text:span text:style-name="T11">ID INT NOT NULL PRIMARY KEY,</text:span></text:p>
      <text:p text:style-name="P11"><text:span text:style-name="T1"><text:tab/></text:span><text:span text:style-name="T11">CANTITATE DECIMAL,</text:span></text:p>
      <text:p text:style-name="P11"><text:span text:style-name="T1"><text:tab/></text:span><text:span text:style-name="T11">ID_PRODUS INT FOREIGN KEY REFERENCES PRODUS(ID)</text:span><text:span text:style-name="T1"><text:tab/></text:span>)</text:p>
      <text:p text:style-name="P12"><text:tab/></text:p>
      <text:p text:style-name="P12"><text:soft-page-break/><text:tab/>Pentru adăuarea, modificarea și ștergerea datelor dintr-o tabelă SQL Server ne pune la dispoziție <text:span text:style-name="T9">Procedurile Stocate</text:span><text:span text:style-name="T10">, acestea reprezintă bucăți de cod ce sunt salvate în baza de date, iar la dorința utilizatorului ele pot fi apelate. Procedurile stocate permit și parametrii pentru codul ce îl execută. Există mult prea faimoasele operații CRUD (Create, Read, Update și Delete), adică creare, citire, modificare și stergere, care sunt necesare pentru fiecare tabelă, mai puțin operația de stergere, care <text:s/>în general nu este recomandată, rolul bazei de date fiind să stocheze date.</text:span></text:p>
      <text:p text:style-name="P13"><text:tab/>Operația de creare într-o bază de date se face folosind declarația INSERT, această declarație inserează un rând nou în tabelă.</text:p>
      <text:p text:style-name="P14">INSERT INTO nume_tabelă (colana1, colana2, ...) VALUES (valoare1, valoare2, ...)</text:p>
      <text:p text:style-name="P15"/>
      <text:p text:style-name="P15">Exemplu de creare pe tabela produs creată anterior:</text:p>
      <text:p text:style-name="P11"><text:span text:style-name="T1"><text:tab/></text:span><text:span text:style-name="T11">INSERT INTO </text:span></text:p>
      <text:p text:style-name="P11"><text:span text:style-name="T11"><text:tab/>PRODUS</text:span>(<text:span text:style-name="T11">NUME_PRODUS, </text:span>PRET_PRODUS)</text:p>
      <text:p text:style-name="P11"><text:span text:style-name="T1"><text:tab/></text:span>VALUES(<text:span text:style-name="T11">'Zahar',</text:span><text:span text:style-name="T1"> </text:span>10)</text:p>
      <text:p text:style-name="P12"><text:tab/></text:p>
      <text:p text:style-name="P12"><text:tab/>Trebuie să menționăm faptul că nu mai trebuie să precizăm o valoare pentru atributul ID, acesta având specificatorul <text:span text:style-name="T9">IDENTITY</text:span><text:span text:style-name="T10"> are proprietatea ca la inserarea datelor se adaugă automat, valoarea nouă fiind valoare veche plus o unitate.</text:span></text:p>
      <text:p text:style-name="P13"/>
      <text:p text:style-name="P13">Exemplu de citire a datelor din tabela PRODUS:</text:p>
      <text:p text:style-name="P13"/>
      <text:p text:style-name="P16">SELECT ID, NUME_PRODUS,PRET_PRODUS FROM PRODUS</text:p>
      <text:p text:style-name="P12">sau </text:p>
      <text:p text:style-name="P16">SELECT * FROM PRODUS</text:p>
      <text:p text:style-name="P16"/>
      <text:p text:style-name="P12"><text:tab/>Aceste două variante de citire a datelor dintr-o tabelă sunt relativ la fel, dar a doua variantă nu reflectă în mod clar datele care ne sunt aduse din tabelă.</text:p>
      <text:p text:style-name="P12"/>
      <text:p text:style-name="P12"><text:tab/>Pentru exemplificarea operației de modificare într-o tabelă este bine să introducem și două concepte noi, cel de procedură stocată și cel de parametru. O procedură stocată se <text:soft-page-break/>creează folosind declarația <text:span text:style-name="T9">CREATE PROCEDURE</text:span><text:span text:style-name="T10">, iar parametrii se specifică folosind semnul ”@”.</text:span></text:p>
      <text:p text:style-name="P13"><text:tab/>Exemplu de procedură stocată ce modifică un rând din tabela produs folosind ca parametru id-ul rândului ce trebuie modificat, numele nou al produsului și prețul nou al produsului.</text:p>
      <text:p text:style-name="P11"/>
      <text:p text:style-name="P11"><text:span text:style-name="T11">CREATE</text:span><text:span text:style-name="T11"> </text:span><text:span text:style-name="T11">PROCEDURE</text:span><text:span text:style-name="T11"> Modifica_produs</text:span></text:p>
      <text:p text:style-name="P11"><text:span text:style-name="T11">@id </text:span><text:span text:style-name="T11">int</text:span><text:span text:style-name="T11">,</text:span></text:p>
      <text:p text:style-name="P11"><text:span text:style-name="T11">@nume_nou </text:span><text:span text:style-name="T11">varchar</text:span><text:span text:style-name="T11">(</text:span><text:span text:style-name="T11">50</text:span><text:span text:style-name="T11">),</text:span></text:p>
      <text:p text:style-name="P11"><text:span text:style-name="T11">@pret_nou </text:span><text:span text:style-name="T11">decimal</text:span></text:p>
      <text:p text:style-name="P11">AS</text:p>
      <text:p text:style-name="P11">BEGIN</text:p>
      <text:p text:style-name="P11"><text:span text:style-name="T11">UPDATE</text:span><text:span text:style-name="T11"> PRODUS </text:span><text:span text:style-name="T11">SET</text:span></text:p>
      <text:p text:style-name="P11"><text:span text:style-name="T11">NUME_PRODUS</text:span><text:span text:style-name="T11">=</text:span><text:span text:style-name="T11">@nume_nou</text:span><text:span text:style-name="T11">,</text:span></text:p>
      <text:p text:style-name="P11"><text:span text:style-name="T11">PRET_PRODUS</text:span><text:span text:style-name="T11">=</text:span><text:span text:style-name="T11">@pret_nou</text:span></text:p>
      <text:p text:style-name="P11"><text:span text:style-name="T11">WHERE</text:span><text:span text:style-name="T11"> ID</text:span><text:span text:style-name="T11">=</text:span><text:span text:style-name="T11">@id</text:span></text:p>
      <text:p text:style-name="P11">END</text:p>
      <text:p text:style-name="P11"/>
      <text:p text:style-name="P12"><text:tab/>Pentru ștergerea datelor dintr-o tabelă se poate face o procedură stocată, dar de data asta nu va mai fii nevoie decât de id-ul rândului pe care vrem să-l ștergem.</text:p>
      <text:p text:style-name="P12"/>
      <text:p text:style-name="P11"><text:span text:style-name="T11">CREATE</text:span><text:span text:style-name="T11"> </text:span><text:span text:style-name="T11">PROCEDURE</text:span><text:span text:style-name="T11"> Sterge_produs</text:span></text:p>
      <text:p text:style-name="P11"><text:span text:style-name="T11">@id </text:span><text:span text:style-name="T11">int</text:span></text:p>
      <text:p text:style-name="P11">AS</text:p>
      <text:p text:style-name="P11">BEGIN</text:p>
      <text:p text:style-name="P11"><text:span text:style-name="T11">DELETE</text:span><text:span text:style-name="T11"> </text:span><text:span text:style-name="T11">FROM</text:span><text:span text:style-name="T11"> PRODUS </text:span><text:span text:style-name="T11">WHERE</text:span><text:span text:style-name="T11"> ID</text:span><text:span text:style-name="T11">=</text:span><text:span text:style-name="T11">@id</text:span></text:p>
      <text:p text:style-name="P11">END</text:p>
      <text:p text:style-name="P12"><text:tab/></text:p>
      <text:p text:style-name="P12"><text:tab/>Declarațiile necesare pentru operațiile de tip CRUD sunt: <text:span text:style-name="T9">SELECT, INSERT, UPDATE </text:span><text:span text:style-name="T10">și </text:span><text:span text:style-name="T9">DEL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language="ro" fo:country="RO"/>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3 – Tehnologii <text:span text:style-name="MT1">folosite în realizarea aplicației</text:span></text:p>
      </style:header>
      <style:footer>
        <text:p text:style-name="Footer"><text:tab/><text:page-number style:num-format="1"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49M09S</meta:editing-duration>
    <meta:editing-cycles>78</meta:editing-cycles>
    <meta:generator>OpenOffice.org/3.2$Win32 OpenOffice.org_project/320m18$Build-9502</meta:generator>
    <dc:date>2012-06-28T05:31:40.44</dc:date>
    <meta:document-statistic meta:table-count="1" meta:image-count="0" meta:object-count="0" meta:page-count="6" meta:paragraph-count="123" meta:word-count="1160" meta:character-count="7573"/>
    <meta:user-defined meta:name="Info 1"/>
    <meta:user-defined meta:name="Info 2"/>
    <meta:user-defined meta:name="Info 3"/>
    <meta:user-defined meta:name="Info 4"/>
  </office:meta>
</office:document-meta>
</file>